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2" table:formula="of:=SUM([.B91:.B93])"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5])" office:value-type="float" office:value="-3218.73" calcext:value-type="float">
            <text:p>-3218.73</text:p>
          </table:table-cell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2018-01-03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 2018-01-01</text:p>
          </table:table-cell>
          <table:table-cell/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Callcentric 2018-01-05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0])" office:value-type="float" office:value="98.42" calcext:value-type="float">
            <text:p>98.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3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4:.C15])" office:value-type="float" office:value="486.05" calcext:value-type="float">
            <text:p>486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17])" office:value-type="float" office:value="584.47" calcext:value-type="float">
            <text:p>584.47</text:p>
          </table:table-cell>
          <table:table-cell table:formula="of:=SUM([.D1:.D17])" office:value-type="float" office:value="584.47" calcext:value-type="float">
            <text:p>584.4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00-00-00</text:date>, <text:time style:data-style-name="N2" text:time-value="16:29:28.063108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6T16:36:28.864944426</dc:date>
    <meta:editing-duration>PT21H31M49S</meta:editing-duration>
    <meta:editing-cycles>128</meta:editing-cycles>
    <meta:generator>LibreOffice/5.1.6.2$Linux_X86_64 LibreOffice_project/10m0$Build-2</meta:generator>
    <meta:document-statistic meta:table-count="3" meta:cell-count="413" meta:object-count="0"/>
  </office:meta>
</office:document-meta>
</file>